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style:text-properties fo:font-size="14pt" style:font-size-asian="24pt" style:font-size-complex="24pt"/>
    </style:style>
    <style:style style:name="P2" style:family="paragraph">
      <style:paragraph-properties>
        <style:tab-stops/>
      </style:paragraph-properties>
      <style:text-properties fo:font-size="14pt" style:font-size-asian="24pt" style:font-size-complex="24pt"/>
    </style:style>
    <style:style style:name="P3" style:family="paragraph">
      <style:paragraph-properties fo:text-align="center">
        <style:tab-stops/>
      </style:paragraph-properties>
      <style:text-properties fo:font-size="14pt" style:font-size-asian="24pt" style:font-size-complex="24pt"/>
    </style:style>
    <style:style style:name="P4" style:family="paragraph">
      <loext:graphic-properties draw:fill="none" draw:fill-color="#ffffff"/>
      <style:text-properties fo:font-size="14pt" style:font-size-asian="24pt" style:font-size-complex="24pt"/>
    </style:style>
    <style:style style:name="P5" style:family="paragraph">
      <loext:graphic-properties draw:fill-color="#ffffff"/>
    </style:style>
    <style:style style:name="T1" style:family="text">
      <style:text-properties fo:font-size="54pt" style:font-size-asian="24pt" style:font-size-complex="24pt"/>
    </style:style>
    <style:style style:name="T2" style:family="text">
      <style:text-properties fo:font-size="14pt" style:font-size-asian="24pt" style:font-size-complex="24pt"/>
    </style:style>
    <style:style style:name="T3" style:family="text">
      <style:text-properties fo:font-size="18pt" style:font-size-asian="24pt" style:font-size-complex="24pt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5.196cm" svg:x="4.5cm" svg:y="-0.697cm" presentation:class="title" presentation:user-transformed="true">
          <draw:text-box>
            <text:p><text:span text:style-name="T1"><text:line-break/></text:span><text:span text:style-name="T1">Finding a Longest Increasing Subsequence</text:span><text:tab/></text:p>
          </draw:text-box>
        </draw:frame>
        <draw:frame draw:style-name="gr1" draw:text-style-name="P4" draw:layer="layout" svg:width="20.828cm" svg:height="6.49cm" svg:x="5.842cm" svg:y="4.826cm">
          <draw:text-box>
            <text:p text:style-name="P1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3">A novel approach to finding an O(n log n) solution.</text:span></text:p>
            <text:p text:style-name="P2"><text:span text:style-name="T3"/></text:p>
            <text:p text:style-name="P2"><text:span text:style-name="T3"/></text:p>
            <text:p text:style-name="P3"><text:span text:style-name="T3">July 10, 2018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ur background</text:p>
          </draw:text-box>
        </draw:frame>
        <draw:frame presentation:style-name="pr3" draw:layer="layout" svg:width="22.5cm" svg:height="10.17cm" svg:x="4.5cm" svg:y="3.8cm" presentation:class="outline" presentation:user-transformed="true">
          <draw:text-box>
            <text:list text:style-name="L3">
              <text:list-item>
                <text:p>Basil Huffman</text:p>
                <text:list>
                  <text:list-item>
                    <text:p><text:span text:style-name="T4">Undergraduate from VA Tech, c/o 2006</text:span></text:p>
                  </text:list-item>
                  <text:list-item>
                    <text:p><text:span text:style-name="T4">Last class before finishing up masters</text:span></text:p>
                  </text:list-item>
                  <text:list-item>
                    <text:p><text:span text:style-name="T4">Starting DSc studies in the fall, research focus on NLP</text:span></text:p>
                  </text:list-item>
                  <text:list-item>
                    <text:p><text:span text:style-name="T4">Worked in the industry for 12 years, Senior C++ developer on Google Earth </text:span><text:span text:style-name="T4">Enterprise </text:span></text:p>
                  </text:list-item>
                </text:list>
              </text:list-item>
              <text:list-item>
                <text:p>Saparbek Nagashibekov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blem Outline: Defining a LIS</text:p>
          </draw:text-box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y is an LIS Important?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3">
              <text:list-item>
                <text:p>Bioinformatic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P solution</text:p>
          </draw:text-box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iave O(n<text:span text:style-name="T5">2</text:span>) DP</text:p>
          </draw:text-box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mproved (n log n) DP</text:p>
          </draw:text-box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atience Sort, a Greedy Approach</text:p>
          </draw:text-box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atience Sort in O(n log n)</text:p>
          </draw:text-box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sults</text:p>
          </draw:text-box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clusions</text:p>
          </draw:text-box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ferences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3">
              <text:list-item>
                <text:p>https://link.springer.com/chapter/10.1007/978-3-319-03844-5_45</text:p>
              </text:list-item>
              <text:list-item>
                <text:p>https://www.geeksforgeeks.org/longest-monotonically-increasing-subsequence-size-n-log-n/</text:p>
              </text:list-item>
              <text:list-item>
                <text:p>http://web.mit.edu/18.338/www/2012s/handouts/LIS.pdf</text:p>
              </text:list-item>
              <text:list-item>
                <text:p>https://course.ccs.neu.edu/csu690/notes/dynamic-prog.htm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17:02:21.201024370</meta:creation-date>
    <meta:editing-duration>PT11M57S</meta:editing-duration>
    <meta:editing-cycles>2</meta:editing-cycles>
    <meta:generator>LibreOffice/6.0.3.2$Linux_X86_64 LibreOffice_project/00m0$Build-2</meta:generator>
    <dc:title>DNA</dc:title>
    <dc:date>2018-06-27T18:09:03.977945583</dc:date>
    <meta:document-statistic meta:object-count="70"/>
  </office:meta>
</office:document-meta>
</file>